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9" style:family="table-cell" style:parent-style-name="Default" style:data-style-name="N0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 style:data-style-name="N0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6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81d41a"/>
    </style:style>
    <style:style style:name="ce76" style:family="table-cell" style:parent-style-name="Default">
      <style:table-cell-properties fo:background-color="#ffbf00"/>
    </style:style>
    <style:style style:name="ce77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#ffa6a6"/>
    </style:style>
    <style:style style:name="ce79" style:family="table-cell" style:parent-style-name="Default">
      <style:table-cell-properties fo:background-color="#ffd7d7"/>
    </style:style>
    <style:style style:name="ce80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18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71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118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118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 table:print-ranges="ELSE.P17:ELSE.P17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16351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<text:s/>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  <table:table-cell table:number-columns-repeated="15361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1"/>
          <table:table-cell table:style-name="ce1" table:number-columns-repeated="982"/>
          <table:table-cell table:number-columns-repeated="15361"/>
        </table:table-row>
        <table:table-row table:style-name="ro2" table:visibility="collapse">
          <table:table-cell table:style-name="ce3" table:number-columns-repeated="40"/>
          <table:table-cell table:style-name="ce31"/>
          <table:table-cell table:style-name="ce1" table:number-columns-repeated="982"/>
          <table:table-cell table:number-columns-repeated="15361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13" office:value-type="string" calcext:value-type="string">
            <text:p>Inside</text:p>
          </table:table-cell>
          <table:table-cell table:style-name="ce13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ROCK</text:p>
          </table:table-cell>
          <table:table-cell/>
          <table:table-cell table:style-name="ce16" table:content-validation-name="val2" office:value-type="string" calcext:value-type="string">
            <text:p>Player Assigned Gaia Un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ROCK2</text:p>
          </table:table-cell>
          <table:table-cell office:value-type="float" office:value="1323" calcext:value-type="float">
            <text:p>1323</text:p>
          </table:table-cell>
          <table:table-cell table:style-name="ce16" table:content-validation-name="val2" office:value-type="string" calcext:value-type="string">
            <text:p>Player Assigned Gaia Un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15"/>
          <table:table-cell table:style-name="ce27" table:formula="of:=COM.MICROSOFT.TEXTJOIN(&quot;, &quot;;1;[.$A$5];[.$A$6])" office:value-type="string" office:string-value="1, 2" calcext:value-type="string">
            <text:p>1, 2</text:p>
          </table:table-cell>
          <table:table-cell table:style-name="ce32" office:value-type="string" calcext:value-type="string">
            <text:p>5, 1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 office:value-type="string" calcext:value-type="string">
            <text:p>DLC_MANGROVESHALLOW</text:p>
          </table:table-cell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32"/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number-columns-repeated="2"/>
          <table:table-cell table:style-name="ce16" table:content-validation-name="val2" office:value-type="string" calcext:value-type="string">
            <text:p>Player Assigned Gaia Un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4"/>
          <table:table-cell table:style-name="ce15"/>
          <table:table-cell table:style-name="ce27"/>
          <table:table-cell table:style-name="ce32"/>
          <table:table-cell table:style-name="ce15"/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MOUNTAIN_A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IRT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32"/>
          <table:table-cell table:style-name="ce15"/>
          <table:table-cell table:style-name="ce27" table:formula="of:=COM.MICROSOFT.TEXTJOIN(&quot;, &quot;;1;[.$A$5];[.$A$8])" office:value-type="string" office:string-value="1, 4" calcext:value-type="string">
            <text:p>1, 4</text:p>
          </table:table-cell>
          <table:table-cell table:style-name="ce32" office:value-type="float" office:value="24" calcext:value-type="float">
            <text:p>2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MOUNTAIN_B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IRT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32"/>
          <table:table-cell table:style-name="ce15"/>
          <table:table-cell table:style-name="ce27" table:formula="of:=COM.MICROSOFT.TEXTJOIN(&quot;, &quot;;1;[.$A$5];[.$A$8];[.$A$10])" office:value-type="string" office:string-value="1, 4, 6" calcext:value-type="string">
            <text:p>1, 4, 6</text:p>
          </table:table-cell>
          <table:table-cell table:style-name="ce32" office:value-type="string" calcext:value-type="string">
            <text:p>24, 24, 8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MOUNTAIN_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IRT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32"/>
          <table:table-cell table:style-name="ce15"/>
          <table:table-cell table:style-name="ce27" table:formula="of:=COM.MICROSOFT.TEXTJOIN(&quot;, &quot;;1;[.$A$5];[.$A$8];[.$A$10];[.$A$11])" office:value-type="string" office:string-value="1, 4, 6, 7" calcext:value-type="string">
            <text:p>1, 4, 6, 7</text:p>
          </table:table-cell>
          <table:table-cell table:style-name="ce32" office:value-type="string" calcext:value-type="string">
            <text:p>24, 24, 8, 8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9"/>
          <table:table-cell table:style-name="ce7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9"/>
          <table:table-cell table:style-name="ce7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9"/>
          <table:table-cell table:style-name="ce7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7" office:value-type="string" calcext:value-type="string">
            <text:p>OFTA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7" office:value-type="string" calcext:value-type="string">
            <text:p>ROCK</text:p>
          </table:table-cell>
          <table:table-cell table:style-name="ce7"/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0])" office:value-type="string" office:string-value="6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1])" office:value-type="string" office:string-value="7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7" office:value-type="string" calcext:value-type="string">
            <text:p>ROCK2</text:p>
          </table:table-cell>
          <table:table-cell table:style-name="ce7" office:value-type="float" office:value="1323" calcext:value-type="float">
            <text:p>1323</text:p>
          </table:table-cell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7"/>
          <table:table-cell table:style-name="ce49" table:formula="of:=COM.MICROSOFT.TEXTJOIN(&quot;, &quot;;1;[.$A$12])" office:value-type="string" office:string-value="8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0"/>
          <table:table-cell table:style-name="ce64"/>
          <table:table-cell table:style-name="ce28" table:content-validation-name="val10"/>
          <table:table-cell table:style-name="ce68"/>
          <table:table-cell table:number-columns-repeated="3" table:style-name="ce28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1])" office:value-type="string" office:string-value="7" calcext:value-type="string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4"/>
          <table:table-cell table:style-name="ce15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4"/>
          <table:table-cell table:style-name="ce15"/>
          <table:table-cell table:style-name="ce27" table:formula="of:=COM.MICROSOFT.TEXTJOIN(&quot;, &quot;;1;[.$A$11])" office:value-type="string" office:string-value="7" calcext:value-type="string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4"/>
          <table:table-cell table:style-name="ce15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27" table:formula="of:=COM.MICROSOFT.TEXTJOIN(&quot;, &quot;;1;[.$A$11])" office:value-type="string" office:string-value="7" calcext:value-type="string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0];[.$A$37])" office:value-type="string" office:string-value="6, 33" calcext:value-type="string">
            <text:p>6, 33</text:p>
          </table:table-cell>
          <table:table-cell table:style-name="ce32" office:value-type="string" calcext:value-type="string">
            <text:p>3, 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1];[.$A$38])" office:value-type="string" office:string-value="7, 34" calcext:value-type="string">
            <text:p>7, 34</text:p>
          </table:table-cell>
          <table:table-cell table:style-name="ce32" office:value-type="string" calcext:value-type="string">
            <text:p>3, 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12];[.$A$39])" office:value-type="string" office:string-value="8, 35" calcext:value-type="string">
            <text:p>8, 35</text:p>
          </table:table-cell>
          <table:table-cell table:style-name="ce32" office:value-type="string" calcext:value-type="string">
            <text:p>3, 1</text:p>
          </table:table-cell>
          <table:table-cell table:style-name="ce15"/>
          <table:table-cell table:style-name="ce35"/>
          <table:table-cell table:style-name="ce36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39" table:number-columns-repeated="4"/>
          <table:table-cell table:style-name="ce29" office:value-type="float" office:value="9320" calcext:value-type="float">
            <text:p>9320</text:p>
          </table:table-cell>
          <table:table-cell table:style-name="ce39" table:number-columns-repeated="3"/>
          <table:table-cell table:style-name="ce29" table:content-validation-name="val6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39"/>
          <table:table-cell table:style-name="ce45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8"/>
          <table:table-cell table:style-name="ce50" table:formula="of:=COM.MICROSOFT.TEXTJOIN(&quot;, &quot;;1;[.$A$10])" office:value-type="string" office:string-value="6" calcext:value-type="string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/>
          <table:table-cell table:style-name="ce65"/>
          <table:table-cell table:style-name="ce29" table:content-validation-name="val10"/>
          <table:table-cell table:style-name="ce69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8" table:number-columns-repeated="4"/>
          <table:table-cell table:style-name="ce8" table:content-validation-name="val13"/>
          <table:table-cell table:style-name="ce8" table:number-columns-repeated="3"/>
          <table:table-cell table:style-name="ce76" table:number-columns-repeated="16343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39" table:number-columns-repeated="4"/>
          <table:table-cell table:style-name="ce29" office:value-type="float" office:value="9320" calcext:value-type="float">
            <text:p>9320</text:p>
          </table:table-cell>
          <table:table-cell table:style-name="ce39" table:number-columns-repeated="3"/>
          <table:table-cell table:style-name="ce29" table:content-validation-name="val6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39"/>
          <table:table-cell table:style-name="ce45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8"/>
          <table:table-cell table:style-name="ce50" table:formula="of:=COM.MICROSOFT.TEXTJOIN(&quot;, &quot;;1;[.$A$11])" office:value-type="string" office:string-value="7" calcext:value-type="string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/>
          <table:table-cell table:style-name="ce65"/>
          <table:table-cell table:style-name="ce29" table:content-validation-name="val10"/>
          <table:table-cell table:style-name="ce69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8" table:number-columns-repeated="4"/>
          <table:table-cell table:style-name="ce8" table:content-validation-name="val13"/>
          <table:table-cell table:style-name="ce8" table:number-columns-repeated="3"/>
          <table:table-cell table:style-name="ce76" table:number-columns-repeated="16343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39" table:number-columns-repeated="4"/>
          <table:table-cell table:style-name="ce29" office:value-type="float" office:value="9320" calcext:value-type="float">
            <text:p>9320</text:p>
          </table:table-cell>
          <table:table-cell table:style-name="ce39" table:number-columns-repeated="3"/>
          <table:table-cell table:style-name="ce29" table:content-validation-name="val6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39"/>
          <table:table-cell table:style-name="ce45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8"/>
          <table:table-cell table:style-name="ce50" table:formula="of:=COM.MICROSOFT.TEXTJOIN(&quot;, &quot;;1;[.$A$12])" office:value-type="string" office:string-value="8" calcext:value-type="string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/>
          <table:table-cell table:style-name="ce65"/>
          <table:table-cell table:style-name="ce29" table:content-validation-name="val10"/>
          <table:table-cell table:style-name="ce69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8" table:number-columns-repeated="4"/>
          <table:table-cell table:style-name="ce8" table:content-validation-name="val13"/>
          <table:table-cell table:style-name="ce8" table:number-columns-repeated="3"/>
          <table:table-cell table:style-name="ce76" table:number-columns-repeated="16343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0" office:value-type="string" calcext:value-type="string">
            <text:p>STONE</text:p>
          </table:table-cell>
          <table:table-cell table:style-name="ce10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0" table:number-columns-repeated="4"/>
          <table:table-cell table:style-name="ce30" office:value-type="float" office:value="9320" calcext:value-type="float">
            <text:p>9320</text:p>
          </table:table-cell>
          <table:table-cell table:style-name="ce40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0"/>
          <table:table-cell table:style-name="ce46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10"/>
          <table:table-cell table:style-name="ce51" table:formula="of:=COM.MICROSOFT.TEXTJOIN(&quot;, &quot;;1;[.$A$10];[.$A$37])" office:value-type="string" office:string-value="6, 33" calcext:value-type="string">
            <text:p>6, 33</text:p>
          </table:table-cell>
          <table:table-cell table:style-name="ce10" office:value-type="string" calcext:value-type="string">
            <text:p>3, 1</text:p>
          </table:table-cell>
          <table:table-cell table:style-name="ce10"/>
          <table:table-cell table:style-name="ce62"/>
          <table:table-cell table:style-name="ce66"/>
          <table:table-cell table:style-name="ce30" table:content-validation-name="val10"/>
          <table:table-cell table:style-name="ce70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10" table:number-columns-repeated="4"/>
          <table:table-cell table:style-name="ce10" table:content-validation-name="val13"/>
          <table:table-cell table:style-name="ce10" table:number-columns-repeated="3"/>
          <table:table-cell table:style-name="ce77" table:number-columns-repeated="16343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0" office:value-type="string" calcext:value-type="string">
            <text:p>STONE</text:p>
          </table:table-cell>
          <table:table-cell table:style-name="ce10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0" table:number-columns-repeated="4"/>
          <table:table-cell table:style-name="ce30" office:value-type="float" office:value="9320" calcext:value-type="float">
            <text:p>9320</text:p>
          </table:table-cell>
          <table:table-cell table:style-name="ce40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0"/>
          <table:table-cell table:style-name="ce46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10"/>
          <table:table-cell table:style-name="ce51" table:formula="of:=COM.MICROSOFT.TEXTJOIN(&quot;, &quot;;1;[.$A$11];[.$A$38])" office:value-type="string" office:string-value="7, 34" calcext:value-type="string">
            <text:p>7, 34</text:p>
          </table:table-cell>
          <table:table-cell table:style-name="ce10" office:value-type="string" calcext:value-type="string">
            <text:p>3, 1</text:p>
          </table:table-cell>
          <table:table-cell table:style-name="ce10"/>
          <table:table-cell table:style-name="ce62"/>
          <table:table-cell table:style-name="ce66"/>
          <table:table-cell table:style-name="ce30" table:content-validation-name="val10"/>
          <table:table-cell table:style-name="ce70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10" table:number-columns-repeated="4"/>
          <table:table-cell table:style-name="ce10" table:content-validation-name="val13"/>
          <table:table-cell table:style-name="ce10" table:number-columns-repeated="3"/>
          <table:table-cell table:style-name="ce77" table:number-columns-repeated="16343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0" office:value-type="string" calcext:value-type="string">
            <text:p>STONE</text:p>
          </table:table-cell>
          <table:table-cell table:style-name="ce10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0" table:number-columns-repeated="4"/>
          <table:table-cell table:style-name="ce30" office:value-type="float" office:value="9320" calcext:value-type="float">
            <text:p>9320</text:p>
          </table:table-cell>
          <table:table-cell table:style-name="ce40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0"/>
          <table:table-cell table:style-name="ce46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10"/>
          <table:table-cell table:style-name="ce51" table:formula="of:=COM.MICROSOFT.TEXTJOIN(&quot;, &quot;;1;[.$A$12];[.$A$39])" office:value-type="string" office:string-value="8, 35" calcext:value-type="string">
            <text:p>8, 35</text:p>
          </table:table-cell>
          <table:table-cell table:style-name="ce10" office:value-type="string" calcext:value-type="string">
            <text:p>3, 1</text:p>
          </table:table-cell>
          <table:table-cell table:style-name="ce10"/>
          <table:table-cell table:style-name="ce62"/>
          <table:table-cell table:style-name="ce66"/>
          <table:table-cell table:style-name="ce30" table:content-validation-name="val10"/>
          <table:table-cell table:style-name="ce70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10" table:number-columns-repeated="4"/>
          <table:table-cell table:style-name="ce10" table:content-validation-name="val13"/>
          <table:table-cell table:style-name="ce10" table:number-columns-repeated="3"/>
          <table:table-cell table:style-name="ce77" table:number-columns-repeated="16343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LC_WATER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WA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15" table:number-columns-repeated="2"/>
          <table:table-cell table:style-name="ce32"/>
          <table:table-cell table:style-name="ce15"/>
          <table:table-cell table:style-name="ce27" table:formula="of:=COM.MICROSOFT.TEXTJOIN(&quot;, &quot;;1;[.$A$49];[.$A$50])" office:value-type="string" office:string-value="45, 46" calcext:value-type="string">
            <text:p>45, 46</text:p>
          </table:table-cell>
          <table:table-cell table:style-name="ce32" office:value-type="float" office:value="4" calcext:value-type="float">
            <text:p>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BLOCKER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32" table:number-columns-repeated="2"/>
          <table:table-cell table:style-name="ce15" table:number-columns-repeated="2"/>
          <table:table-cell table:style-name="ce32"/>
          <table:table-cell table:style-name="ce15"/>
          <table:table-cell table:style-name="ce27" table:formula="of:=COM.MICROSOFT.TEXTJOIN(&quot;, &quot;;1;[.$A$50];[.$A$51])" office:value-type="string" office:string-value="46, 47" calcext:value-type="string">
            <text:p>46, 47</text:p>
          </table:table-cell>
          <table:table-cell table:style-name="ce32" office:value-type="string" calcext:value-type="string">
            <text:p>12, 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4" office:value-type="string" calcext:value-type="string">
            <text:p>ON_GRID</text:p>
          </table:table-cell>
          <table:table-cell table:style-name="ce25"/>
          <table:table-cell table:style-name="ce25" office:value-type="string" calcext:value-type="string">
            <text:p>FISH</text:p>
          </table:table-cell>
          <table:table-cell table:style-name="ce25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6" office:value-type="string" calcext:value-type="string">
            <text:p>Loose</text:p>
          </table:table-cell>
          <table:table-cell table:style-name="ce25" table:content-validation-name="val9" office:value-type="string" calcext:value-type="string">
            <text:p>Map Size</text:p>
          </table:table-cell>
          <table:table-cell table:style-name="ce25"/>
          <table:table-cell table:style-name="ce25" office:value-type="string" calcext:value-type="string">
            <text:p>DLC_WATER5</text:p>
          </table:table-cell>
          <table:table-cell table:style-name="ce25" table:number-columns-repeated="2"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63" table:formula="of:=COM.MICROSOFT.TEXTJOIN(&quot;, &quot;;1;[.$A$51];[.$A$52])" office:value-type="string" office:string-value="47, 48" calcext:value-type="string">
            <text:p>47, 48</text:p>
          </table:table-cell>
          <table:table-cell table:style-name="ce14" office:value-type="string" calcext:value-type="string">
            <text:p>8, 1</text:p>
          </table:table-cell>
          <table:table-cell table:style-name="ce25" table:content-validation-name="val10"/>
          <table:table-cell table:style-name="ce71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14" table:number-columns-repeated="4"/>
          <table:table-cell table:style-name="ce14" table:content-validation-name="val13"/>
          <table:table-cell table:style-name="ce14" table:number-columns-repeated="3"/>
          <table:table-cell table:style-name="ce78" table:number-columns-repeated="16343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32"/>
          <table:table-cell table:style-name="ce15"/>
          <table:table-cell table:style-name="ce27"/>
          <table:table-cell table:style-name="ce32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HAWK</text:p>
          </table:table-cell>
          <table:table-cell table:style-name="ce32"/>
          <table:table-cell table:style-name="ce15" table:number-columns-repeated="2"/>
          <table:table-cell table:style-name="ce31" table:content-validation-name="val3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1" table:content-validation-name="val6" office:value-type="string" calcext:value-type="string">
            <text:p>Tight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 table:number-columns-repeated="5"/>
          <table:table-cell table:style-name="ce32" office:value-type="float" office:value="30" calcext:value-type="float">
            <text:p>30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15"/>
          <table:table-cell table:style-name="ce20" table:number-columns-repeated="2"/>
          <table:table-cell table:style-name="ce31" table:content-validation-name="val11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16" office:value-type="string" calcext:value-type="string">
            <text:p>DLC_GRAVELBEACH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11"/>
          <table:table-cell table:style-name="ce15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16" office:value-type="string" calcext:value-type="string">
            <text:p>DLC_GRAVELBEACH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6])" office:value-type="string" office:string-value="52" calcext:value-type="string">
            <text:p>52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16" office:value-type="string" calcext:value-type="string">
            <text:p>DLC_NEWSHALLOW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6:.$A$57])" office:value-type="string" office:string-value="52, 53" calcext:value-type="string">
            <text:p>52, 5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11"/>
          <table:table-cell table:style-name="ce15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16" office:value-type="string" calcext:value-type="string">
            <text:p>DLC_NEWSHALLOW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6:.$A$58])" office:value-type="string" office:string-value="52, 53, 54" calcext:value-type="string">
            <text:p>52, 53, 54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32" office:value-type="string" calcext:value-type="string">
            <text:p>FLOWER_BED</text:p>
          </table:table-cell>
          <table:table-cell table:style-name="ce32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0])" office:value-type="string" office:string-value="56" calcext:value-type="string">
            <text:p>56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0:.$A$61])" office:value-type="string" office:string-value="56, 57" calcext:value-type="string">
            <text:p>56, 57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32" office:value-type="string" calcext:value-type="string">
            <text:p>BUSH_GREEN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0:.$A$62])" office:value-type="string" office:string-value="56, 57, 58" calcext:value-type="string">
            <text:p>56, 57, 58</text:p>
          </table:table-cell>
          <table:table-cell table:style-name="ce20" office:value-type="string" calcext:value-type="string">
            <text:p>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32" office:value-type="string" calcext:value-type="string">
            <text:p>SHRUB_GREEN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0:.$A$63])" office:value-type="string" office:string-value="56, 57, 58, 59" calcext:value-type="string">
            <text:p>56, 57, 58, 59</text:p>
          </table:table-cell>
          <table:table-cell table:style-name="ce24" office:value-type="string" calcext:value-type="string">
            <text:p>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0:.$A$64])" office:value-type="string" office:string-value="56, 57, 58, 59, 60" calcext:value-type="string">
            <text:p>56, 57, 58, 59, 60</text:p>
          </table:table-cell>
          <table:table-cell table:style-name="ce20" office:value-type="string" calcext:value-type="string">
            <text:p>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9" office:value-type="string" calcext:value-type="string">
            <text:p>DLC_SAVANNAHPATCH</text:p>
          </table:table-cell>
          <table:table-cell table:style-name="ce32" table:number-columns-repeated="3"/>
          <table:table-cell table:style-name="ce31" table:content-validation-name="val3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NNGB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32" office:value-type="string" calcext:value-type="string">
            <text:p>PLANT_DEAD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NNGB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66])" office:value-type="string" office:string-value="62" calcext:value-type="string">
            <text:p>62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9" office:value-type="string" calcext:value-type="string">
            <text:p>DLC_SAVANNAHPATCH</text:p>
          </table:table-cell>
          <table:table-cell table:style-name="ce32" table:number-columns-repeated="3"/>
          <table:table-cell table:style-name="ce31" table:content-validation-name="val3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MANGROVEFOREST</text:p>
          </table:table-cell>
          <table:table-cell table:style-name="ce32" table:number-columns-repeated="3"/>
          <table:table-cell table:style-name="ce32" office:value-type="float" office:value="8" calcext:value-type="float">
            <text:p>8</text:p>
          </table:table-cell>
          <table:table-cell table:style-name="ce15"/>
          <table:table-cell table:style-name="ce32" table:number-columns-repeated="2"/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32" office:value-type="string" calcext:value-type="string">
            <text:p>BUTTERFLIES_A</text:p>
          </table:table-cell>
          <table:table-cell table:style-name="ce32" office:value-type="float" office:value="1608" calcext:value-type="float">
            <text:p>1608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 table:number-columns-repeated="5"/>
          <table:table-cell table:style-name="ce32" office:value-type="float" office:value="48" calcext:value-type="float">
            <text:p>4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32" office:value-type="string" calcext:value-type="string">
            <text:p>BUTTERFLIES_B</text:p>
          </table:table-cell>
          <table:table-cell table:style-name="ce32" office:value-type="float" office:value="1609" calcext:value-type="float">
            <text:p>1609</text:p>
          </table:table-cell>
          <table:table-cell table:style-name="ce32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 table:number-columns-repeated="5"/>
          <table:table-cell table:style-name="ce32" office:value-type="float" office:value="48" calcext:value-type="float">
            <text:p>4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];[.$A$69])" office:value-type="string" office:string-value="1, 65" calcext:value-type="string">
            <text:p>1, 65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32" office:value-type="string" calcext:value-type="string">
            <text:p>BUTTERFLIES_C</text:p>
          </table:table-cell>
          <table:table-cell table:style-name="ce32" office:value-type="float" office:value="1610" calcext:value-type="float">
            <text:p>1610</text:p>
          </table:table-cell>
          <table:table-cell table:style-name="ce32" table:number-columns-repeated="2"/>
          <table:table-cell table:style-name="ce31" table:content-validation-name="val3" office:value-type="string" calcext:value-type="string">
            <text:p>Neutral Gaia Convertible</text:p>
          </table:table-cell>
          <table:table-cell table:style-name="ce32" table:number-columns-repeated="4"/>
          <table:table-cell table:style-name="ce15" office:value-type="float" office:value="9320" calcext:value-type="float">
            <text:p>9320</text:p>
          </table:table-cell>
          <table:table-cell table:style-name="ce32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32" table:number-columns-repeated="5"/>
          <table:table-cell table:style-name="ce32" office:value-type="float" office:value="48" calcext:value-type="float">
            <text:p>48</text:p>
          </table:table-cell>
          <table:table-cell table:style-name="ce15"/>
          <table:table-cell table:style-name="ce32" table:number-columns-repeated="2"/>
          <table:table-cell table:style-name="ce15"/>
          <table:table-cell table:style-name="ce15" table:formula="of:=COM.MICROSOFT.TEXTJOIN(&quot;, &quot;;1;[.$A$5];[.$A$69];[.$A$70])" office:value-type="string" office:string-value="1, 65, 66" calcext:value-type="string">
            <text:p>1, 65, 66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HALLOW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32"/>
          <table:table-cell table:style-name="ce15"/>
          <table:table-cell table:style-name="ce27"/>
          <table:table-cell table:style-name="ce32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 table:number-columns-repeated="2"/>
          <table:table-cell table:style-name="ce27" table:formula="of:=COM.MICROSOFT.TEXTJOIN(&quot;, &quot;;1;[.$A$5];[.$A$10];[.$A$11];[.$A$12];[.$A$54];[.$A$72])" office:value-type="string" office:string-value="1, 6, 7, 8, 50, 68" calcext:value-type="string">
            <text:p>1, 6, 7, 8, 50, 68</text:p>
          </table:table-cell>
          <table:table-cell table:style-name="ce32" office:value-type="string" calcext:value-type="string">
            <text:p>32, 8, 8, 8, 8, 8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DLC_PIG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 table:number-columns-repeated="2"/>
          <table:table-cell table:style-name="ce27" table:formula="of:=COM.MICROSOFT.TEXTJOIN(&quot;, &quot;;1;[.$A$5];[.$A$54])" office:value-type="string" office:string-value="1, 50" calcext:value-type="string">
            <text:p>1, 50</text:p>
          </table:table-cell>
          <table:table-cell table:style-name="ce32" office:value-type="string" calcext:value-type="string">
            <text:p>32, 3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 table:formula="of:=COM.MICROSOFT.TEXTJOIN(&quot;, &quot;;1;[.$A$73])" office:value-type="string" office:string-value="69" calcext:value-type="string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27" table:formula="of:=COM.MICROSOFT.TEXTJOIN(&quot;, &quot;;1;[.$A$5];[.$A$54];[.$A$74])" office:value-type="string" office:string-value="1, 50, 70" calcext:value-type="string">
            <text:p>1, 50, 70</text:p>
          </table:table-cell>
          <table:table-cell table:style-name="ce32" office:value-type="string" calcext:value-type="string">
            <text:p>32, 3, 8</text:p>
          </table:table-cell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5" office:value-type="string" calcext:value-type="string">
            <text:p>DLC_TIGE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27"/>
          <table:table-cell table:style-name="ce32"/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32</text:p>
          </table:table-cell>
          <table:table-cell table:style-name="ce16" table:content-validation-name="val10"/>
          <table:table-cell table:style-name="ce38"/>
          <table:table-cell table:style-name="ce16" table:content-validation-name="val12" table:number-columns-repeated="3"/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7" office:value-type="string" calcext:value-type="string">
            <text:p>BUSH_A</text:p>
          </table:table-cell>
          <table:table-cell table:style-name="ce7" office:value-type="float" office:value="302" calcext:value-type="float">
            <text:p>302</text:p>
          </table:table-cell>
          <table:table-cell table:style-name="ce7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16" calcext:value-type="float">
            <text:p>16</text:p>
          </table:table-cell>
          <table:table-cell table:style-name="ce7"/>
          <table:table-cell table:style-name="ce49"/>
          <table:table-cell table:style-name="ce7" table:number-columns-repeated="2"/>
          <table:table-cell table:style-name="ce49" table:formula="of:=COM.MICROSOFT.TEXTJOIN(&quot;, &quot;;1;[.$A$5];[.$A$54])" office:value-type="string" office:string-value="1, 50" calcext:value-type="string">
            <text:p>1, 50</text:p>
          </table:table-cell>
          <table:table-cell table:style-name="ce7" office:value-type="string" calcext:value-type="string">
            <text:p>24, 6</text:p>
          </table:table-cell>
          <table:table-cell table:style-name="ce28" table:content-validation-name="val10"/>
          <table:table-cell table:style-name="ce6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7" office:value-type="string" calcext:value-type="string">
            <text:p>BUSH_B</text:p>
          </table:table-cell>
          <table:table-cell table:style-name="ce7" office:value-type="float" office:value="1053" calcext:value-type="float">
            <text:p>1053</text:p>
          </table:table-cell>
          <table:table-cell table:style-name="ce7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37" table:number-columns-repeated="4"/>
          <table:table-cell table:style-name="ce28" office:value-type="float" office:value="9320" calcext:value-type="float">
            <text:p>9320</text:p>
          </table:table-cell>
          <table:table-cell table:style-name="ce37" table:number-columns-repeated="3"/>
          <table:table-cell table:style-name="ce28" table:content-validation-name="val6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37"/>
          <table:table-cell table:style-name="ce44"/>
          <table:table-cell table:style-name="ce37" table:number-columns-repeated="3"/>
          <table:table-cell table:style-name="ce37" office:value-type="float" office:value="16" calcext:value-type="float">
            <text:p>16</text:p>
          </table:table-cell>
          <table:table-cell table:style-name="ce7"/>
          <table:table-cell table:style-name="ce49"/>
          <table:table-cell table:style-name="ce7" table:number-columns-repeated="2"/>
          <table:table-cell table:style-name="ce49" table:formula="of:=COM.MICROSOFT.TEXTJOIN(&quot;, &quot;;1;[.$A$5];[.$A$54];[.$A$77])" office:value-type="string" office:string-value="1, 50, 73" calcext:value-type="string">
            <text:p>1, 50, 73</text:p>
          </table:table-cell>
          <table:table-cell table:style-name="ce7" office:value-type="string" calcext:value-type="string">
            <text:p>24, 6, 8</text:p>
          </table:table-cell>
          <table:table-cell table:style-name="ce28" table:content-validation-name="val10"/>
          <table:table-cell table:style-name="ce6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3"/>
          <table:table-cell table:style-name="ce7" table:number-columns-repeated="3"/>
          <table:table-cell table:style-name="ce75" table:number-columns-repeated="16343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21" office:value-type="string" calcext:value-type="string">
            <text:p>ON_GRID</text:p>
          </table:table-cell>
          <table:table-cell table:style-name="ce21" office:value-type="float" office:value="278" calcext:value-type="float">
            <text:p>278</text:p>
          </table:table-cell>
          <table:table-cell table:style-name="ce21" office:value-type="string" calcext:value-type="string">
            <text:p>FORAGE</text:p>
          </table:table-cell>
          <table:table-cell table:style-name="ce21"/>
          <table:table-cell table:style-name="ce33" table:content-validation-name="val2" office:value-type="string" calcext:value-type="string">
            <text:p>Player Assigned Gaia Convertible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4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table:content-validation-name="val6" office:value-type="string" calcext:value-type="string">
            <text:p>Tight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21" table:formula="of:=COM.MICROSOFT.TEXTJOIN(&quot;, &quot;;1;[.$A$5])" office:value-type="string" office:string-value="1" calcext:value-type="string">
            <text:p>1</text:p>
          </table:table-cell>
          <table:table-cell table:style-name="ce54" office:value-type="string" calcext:value-type="string">
            <text:p>12</text:p>
          </table:table-cell>
          <table:table-cell table:style-name="ce21"/>
          <table:table-cell table:style-name="ce21" table:formula="of:=COM.MICROSOFT.TEXTJOIN(&quot;, &quot;;1;[.$A$5];[.$A$8])" office:value-type="string" office:string-value="1, 4" calcext:value-type="string">
            <text:p>1, 4</text:p>
          </table:table-cell>
          <table:table-cell table:style-name="ce54" office:value-type="string" calcext:value-type="string">
            <text:p>11, 8</text:p>
          </table:table-cell>
          <table:table-cell table:style-name="ce33" table:content-validation-name="val10"/>
          <table:table-cell table:style-name="ce72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3"/>
          <table:table-cell table:style-name="ce79" table:number-columns-repeated="16343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8" office:value-type="string" calcext:value-type="string">
            <text:p>ON_GRID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9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39" office:value-type="float" office:value="2" calcext:value-type="float">
            <text:p>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9" table:content-validation-name="val6" office:value-type="string" calcext:value-type="string">
            <text:p>Tight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table:formula="of:=COM.MICROSOFT.TEXTJOIN(&quot;, &quot;;1;[.$A$5])" office:value-type="string" office:string-value="1" calcext:value-type="string">
            <text:p>1</text:p>
          </table:table-cell>
          <table:table-cell table:style-name="ce55" office:value-type="string" calcext:value-type="string">
            <text:p>12</text:p>
          </table:table-cell>
          <table:table-cell table:style-name="ce8"/>
          <table:table-cell table:style-name="ce8" table:formula="of:=COM.MICROSOFT.TEXTJOIN(&quot;, &quot;;1;[.$A$5];[.$A$8];[.$A$79])" office:value-type="string" office:string-value="1, 4, 75" calcext:value-type="string">
            <text:p>1, 4, 75</text:p>
          </table:table-cell>
          <table:table-cell table:style-name="ce55" office:value-type="string" calcext:value-type="string">
            <text:p>11, 8, 6</text:p>
          </table:table-cell>
          <table:table-cell table:style-name="ce29" table:content-validation-name="val10"/>
          <table:table-cell table:style-name="ce69"/>
          <table:table-cell table:number-columns-repeated="3" table:style-name="ce29" table:content-validation-name="val12" office:value-type="string" calcext:value-type="string">
            <text:p>No</text:p>
          </table:table-cell>
          <table:table-cell table:style-name="ce8" table:number-columns-repeated="4"/>
          <table:table-cell table:style-name="ce8" table:content-validation-name="val13"/>
          <table:table-cell table:style-name="ce8" table:number-columns-repeated="3"/>
          <table:table-cell table:style-name="ce76" table:number-columns-repeated="16343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22" office:value-type="string" calcext:value-type="string">
            <text:p>ON_GRID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string" calcext:value-type="string">
            <text:p>STONE</text:p>
          </table:table-cell>
          <table:table-cell table:style-name="ce22"/>
          <table:table-cell table:style-name="ce34" table:content-validation-name="val2" office:value-type="string" calcext:value-type="string">
            <text:p>Player Assigned Gaia Convertible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4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table:content-validation-name="val6" office:value-type="string" calcext:value-type="string">
            <text:p>Tight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table:formula="of:=COM.MICROSOFT.TEXTJOIN(&quot;, &quot;;1;[.$A$5])" office:value-type="string" office:string-value="1" calcext:value-type="string">
            <text:p>1</text:p>
          </table:table-cell>
          <table:table-cell table:style-name="ce56" office:value-type="string" calcext:value-type="string">
            <text:p>14</text:p>
          </table:table-cell>
          <table:table-cell table:style-name="ce22"/>
          <table:table-cell table:style-name="ce22" table:formula="of:=COM.MICROSOFT.TEXTJOIN(&quot;, &quot;;1;[.$A$5];[.$A$8];[.$A$79];[.$A$80])" office:value-type="string" office:string-value="1, 4, 75, 76" calcext:value-type="string">
            <text:p>1, 4, 75, 76</text:p>
          </table:table-cell>
          <table:table-cell table:style-name="ce56" office:value-type="string" calcext:value-type="string">
            <text:p>11, 8, 6, 6</text:p>
          </table:table-cell>
          <table:table-cell table:style-name="ce34" table:content-validation-name="val10"/>
          <table:table-cell table:style-name="ce73"/>
          <table:table-cell table:number-columns-repeated="3" table:style-name="ce34" table:content-validation-name="val12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13"/>
          <table:table-cell table:style-name="ce22" table:number-columns-repeated="3"/>
          <table:table-cell table:style-name="ce80" table:number-columns-repeated="16343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21" office:value-type="string" calcext:value-type="string">
            <text:p>OFF_GRID</text:p>
          </table:table-cell>
          <table:table-cell table:style-name="ce21" office:value-type="float" office:value="647" calcext:value-type="float">
            <text:p>647</text:p>
          </table:table-cell>
          <table:table-cell table:style-name="ce21" office:value-type="string" calcext:value-type="string">
            <text:p>TUNA</text:p>
          </table:table-cell>
          <table:table-cell table:style-name="ce21"/>
          <table:table-cell table:style-name="ce33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33" table:content-validation-name="val6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21" office:value-type="string" calcext:value-type="string">
            <text:p>WATER</text:p>
          </table:table-cell>
          <table:table-cell table:style-name="ce21" office:value-type="string" calcext:value-type="string">
            <text:p>DLC_NEWSHALLOW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52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52"/>
          <table:table-cell table:style-name="ce21"/>
          <table:table-cell table:style-name="ce33" table:content-validation-name="val10"/>
          <table:table-cell table:style-name="ce72"/>
          <table:table-cell table:number-columns-repeated="3" table:style-name="ce33" table:content-validation-name="val12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3"/>
          <table:table-cell table:style-name="ce79" table:number-columns-repeated="16343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21" office:value-type="string" calcext:value-type="string">
            <text:p>ON_GRID</text:p>
          </table:table-cell>
          <table:table-cell table:style-name="ce21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/>
          <table:table-cell table:style-name="ce33" table:content-validation-name="val2" office:value-type="string" calcext:value-type="string">
            <text:p>Player Assigned Gaia Convertible</text:p>
          </table:table-cell>
          <table:table-cell table:style-name="ce41" table:number-columns-repeated="4"/>
          <table:table-cell table:style-name="ce33" office:value-type="float" office:value="3" calcext:value-type="float">
            <text:p>3</text:p>
          </table:table-cell>
          <table:table-cell table:style-name="ce41" table:number-columns-repeated="3"/>
          <table:table-cell table:style-name="ce33" table:content-validation-name="val6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None</text:p>
          </table:table-cell>
          <table:table-cell table:style-name="ce41"/>
          <table:table-cell table:style-name="ce47" office:value-type="string" calcext:value-type="string">
            <text:p>WATER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21"/>
          <table:table-cell table:style-name="ce52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52" table:formula="of:=COM.MICROSOFT.TEXTJOIN(&quot;, &quot;;1;[.$A$9])" office:value-type="string" office:string-value="5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3" table:content-validation-name="val10"/>
          <table:table-cell table:style-name="ce72"/>
          <table:table-cell table:number-columns-repeated="3" table:style-name="ce33" table:content-validation-name="val12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3"/>
          <table:table-cell table:style-name="ce79" table:number-columns-repeated="16343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4"/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TRANSPORT_SHIP</text:p>
          </table:table-cell>
          <table:table-cell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/>
          <table:table-cell table:number-columns-repeated="4"/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32"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table:style-name="ce32" office:value-type="string" calcext:value-type="string">
            <text:p>WATCH_TOWER</text:p>
          </table:table-cell>
          <table:table-cell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/>
          <table:table-cell table:number-columns-repeated="3"/>
          <table:table-cell office:value-type="float" office:value="12" calcext:value-type="float">
            <text:p>12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2</text:p>
          </table:table-cell>
          <table:table-cell table:style-name="ce15"/>
          <table:table-cell table:style-name="ce15" table:formula="of:=COM.MICROSOFT.TEXTJOIN(&quot;, &quot;;1;[.$A$5];[.$A$8];[.$A$79];[.$A$80];[.$A$81])" office:value-type="string" office:string-value="1, 4, 75, 76, 77" calcext:value-type="string">
            <text:p>1, 4, 75, 76, 77</text:p>
          </table:table-cell>
          <table:table-cell table:style-name="ce103" office:value-type="string" calcext:value-type="string">
            <text:p>11, 8, 3, 3, 3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32" office:value-type="string" calcext:value-type="string">
            <text:p>OFF_GRID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string" calcext:value-type="string">
            <text:p>YURT</text:p>
          </table:table-cell>
          <table:table-cell table:style-name="ce32" office:value-type="float" office:value="712" calcext:value-type="float">
            <text:p>712</text:p>
          </table:table-cell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15" table:formula="of:=COM.MICROSOFT.TEXTJOIN(&quot;, &quot;;1;[.$A$86])" office:value-type="string" office:string-value="82" calcext:value-type="string">
            <text:p>82</text:p>
          </table:table-cell>
          <table:table-cell table:style-name="ce103" office:value-type="string" calcext:value-type="string">
            <text:p>1</text:p>
          </table:table-cell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32" office:value-type="string" calcext:value-type="string">
            <text:p>BONFIRE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table:number-columns-repeated="2"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/>
          <table:table-cell table:number-columns-repeated="4"/>
          <table:table-cell table:style-name="ce15"/>
          <table:table-cell table:style-name="ce15" table:formula="of:=COM.MICROSOFT.TEXTJOIN(&quot;, &quot;;1;[.$A$87])" office:value-type="string" office:string-value="83" calcext:value-type="string">
            <text:p>83</text:p>
          </table:table-cell>
          <table:table-cell table:style-name="ce103" office:value-type="string" calcext:value-type="string">
            <text:p>1</text:p>
          </table:table-cell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style-name="ce16" table:content-validation-name="val12" table:number-columns-repeated="3"/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OUTPOST</text:p>
          </table:table-cell>
          <table:table-cell table:style-name="ce32"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/>
          <table:table-cell table:style-name="ce1"/>
          <table:table-cell table:number-columns-repeated="3"/>
          <table:table-cell office:value-type="float" office:value="12" calcext:value-type="float">
            <text:p>12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2</text:p>
          </table:table-cell>
          <table:table-cell table:style-name="ce15"/>
          <table:table-cell table:style-name="ce15" table:formula="of:=COM.MICROSOFT.TEXTJOIN(&quot;, &quot;;1;[.$A$5];[.$A$8];[.$A$79];[.$A$80];[.$A$81];[.$A$86])" office:value-type="string" office:string-value="1, 4, 75, 76, 77, 82" calcext:value-type="string">
            <text:p>1, 4, 75, 76, 77, 82</text:p>
          </table:table-cell>
          <table:table-cell table:style-name="ce103" office:value-type="string" calcext:value-type="string">
            <text:p>11, 8, 3, 3, 3, 12</text:p>
          </table:table-cell>
          <table:table-cell table:style-name="ce31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PALISADE_PIECE</text:p>
          </table:table-cell>
          <table:table-cell table:style-name="ce32" office:value-type="float" office:value="72" calcext:value-type="float">
            <text:p>72</text:p>
          </table:table-cell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office:value-type="string" calcext:value-type="string">
            <text:p>NNGB</text:p>
          </table:table-cell>
          <table:table-cell table:style-name="ce1"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2</text:p>
          </table:table-cell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PALISADE_PIECE</text:p>
          </table:table-cell>
          <table:table-cell table:style-name="ce32" office:value-type="float" office:value="72" calcext:value-type="float">
            <text:p>72</text:p>
          </table:table-cell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office:value-type="string" calcext:value-type="string">
            <text:p>NNGB</text:p>
          </table:table-cell>
          <table:table-cell table:style-name="ce1" office:value-type="string" calcext:value-type="string">
            <text:p>MU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15" table:formula="of:=COM.MICROSOFT.TEXTJOIN(&quot;, &quot;;1;[.$A$90])" office:value-type="string" office:string-value="86" calcext:value-type="string">
            <text:p>86</text:p>
          </table:table-cell>
          <table:table-cell table:style-name="ce103" office:value-type="string" calcext:value-type="string">
            <text:p>1</text:p>
          </table:table-cell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PALISADE_PIECE</text:p>
          </table:table-cell>
          <table:table-cell table:style-name="ce32" office:value-type="float" office:value="72" calcext:value-type="float">
            <text:p>72</text:p>
          </table:table-cell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office:value-type="string" calcext:value-type="string">
            <text:p>NNGB</text:p>
          </table:table-cell>
          <table:table-cell table:style-name="ce1" office:value-type="string" calcext:value-type="string">
            <text:p>MU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15" table:formula="of:=COM.MICROSOFT.TEXTJOIN(&quot;, &quot;;1;[.$A$91])" office:value-type="string" office:string-value="87" calcext:value-type="string">
            <text:p>87</text:p>
          </table:table-cell>
          <table:table-cell table:style-name="ce103" office:value-type="string" calcext:value-type="string">
            <text:p>1</text:p>
          </table:table-cell>
          <table:table-cell table:style-name="ce15" table:number-columns-repeated="2"/>
          <table:table-cell table:style-name="ce20"/>
          <table:table-cell table:style-name="ce16" table:content-validation-name="val10"/>
          <table:table-cell table:style-name="ce38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PALISADE_PIECE</text:p>
          </table:table-cell>
          <table:table-cell table:style-name="ce32" office:value-type="float" office:value="72" calcext:value-type="float">
            <text:p>72</text:p>
          </table:table-cell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office:value-type="string" calcext:value-type="string">
            <text:p>NNGB</text:p>
          </table:table-cell>
          <table:table-cell table:style-name="ce1" office:value-type="string" calcext:value-type="string">
            <text:p>MU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15" table:formula="of:=COM.MICROSOFT.TEXTJOIN(&quot;, &quot;;1;[.$A$92])" office:value-type="string" office:string-value="88" calcext:value-type="string">
            <text:p>88</text:p>
          </table:table-cell>
          <table:table-cell table:style-name="ce103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5" office:value-type="string" calcext:value-type="string">
            <text:p>ON_GRID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BARRACKS</text:p>
          </table:table-cell>
          <table:table-cell table:style-name="ce15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 table:number-columns-repeated="2"/>
          <table:table-cell table:style-name="ce15" table:number-columns-repeated="3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2</text:p>
          </table:table-cell>
          <table:table-cell table:style-name="ce15"/>
          <table:table-cell table:style-name="ce15" table:formula="of:=COM.MICROSOFT.TEXTJOIN(&quot;, &quot;;1;[.$A$5];[.$A$86])" office:value-type="string" office:string-value="1, 82" calcext:value-type="string">
            <text:p>1, 82</text:p>
          </table:table-cell>
          <table:table-cell table:style-name="ce103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5" office:value-type="string" calcext:value-type="string">
            <text:p>RUBBLE1X1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6</text:p>
          </table:table-cell>
          <table:table-cell table:style-name="ce38"/>
          <table:table-cell table:style-name="ce35"/>
          <table:table-cell table:style-name="ce36"/>
          <table:table-cell table:style-name="ce38"/>
          <table:table-cell/>
          <table:table-cell table:number-columns-repeated="3" table:style-name="ce16" table:content-validation-name="val12" office:value-type="string" calcext:value-type="string">
            <text:p>No</text:p>
          </table:table-cell>
          <table:table-cell table:number-columns-repeated="16351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5" office:value-type="string" calcext:value-type="string">
            <text:p>TREE_A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 table:number-columns-repeated="2"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6</text:p>
          </table:table-cell>
          <table:table-cell table:style-name="ce38"/>
          <table:table-cell table:style-name="ce27" table:formula="of:=COM.MICROSOFT.TEXTJOIN(&quot;, &quot;;1;[.$A$94])" office:value-type="string" office:string-value="90" calcext:value-type="string">
            <text:p>90</text:p>
          </table:table-cell>
          <table:table-cell table:style-name="ce32" office:value-type="float" office:value="4" calcext:value-type="float">
            <text:p>4</text:p>
          </table:table-cell>
          <table:table-cell table:style-name="ce38"/>
          <table:table-cell table:style-name="Default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5" office:value-type="string" calcext:value-type="string">
            <text:p>TREE_B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 table:number-columns-repeated="2"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6</text:p>
          </table:table-cell>
          <table:table-cell table:style-name="ce38"/>
          <table:table-cell table:style-name="ce27" table:formula="of:=COM.MICROSOFT.TEXTJOIN(&quot;, &quot;;1;[.$A$94]; [.$A$96])" office:value-type="string" office:string-value="90, 92" calcext:value-type="string">
            <text:p>90, 92</text:p>
          </table:table-cell>
          <table:table-cell table:style-name="ce32" office:value-type="float" office:value="4" calcext:value-type="float">
            <text:p>4</text:p>
          </table:table-cell>
          <table:table-cell table:style-name="ce38"/>
          <table:table-cell table:style-name="Default"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5" office:value-type="string" calcext:value-type="string">
            <text:p>TREE_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 table:number-columns-repeated="2"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6</text:p>
          </table:table-cell>
          <table:table-cell table:style-name="ce38"/>
          <table:table-cell table:style-name="ce27" table:formula="of:=COM.MICROSOFT.TEXTJOIN(&quot;, &quot;;1;[.$A$94]; [.$A$96];[.$A$97])" office:value-type="string" office:string-value="90, 92, 93" calcext:value-type="string">
            <text:p>90, 92, 93</text:p>
          </table:table-cell>
          <table:table-cell table:style-name="ce32" office:value-type="float" office:value="4" calcext:value-type="float">
            <text:p>4</text:p>
          </table:table-cell>
          <table:table-cell table:style-name="ce38"/>
          <table:table-cell/>
          <table:table-cell table:number-columns-repeated="3" table:style-name="ce16" table:content-validation-name="val12" office:value-type="string" calcext:value-type="string">
            <text:p>No</text:p>
          </table:table-cell>
          <table:table-cell table:number-columns-repeated="16351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5" office:value-type="string" calcext:value-type="string">
            <text:p>TREE_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 table:number-columns-repeated="2"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6</text:p>
          </table:table-cell>
          <table:table-cell table:style-name="ce38"/>
          <table:table-cell table:style-name="ce27" table:formula="of:=COM.MICROSOFT.TEXTJOIN(&quot;, &quot;;1;[.$A$94]; [.$A$96];[.$A$97];[.$A$98])" office:value-type="string" office:string-value="90, 92, 93, 94" calcext:value-type="string">
            <text:p>90, 92, 93, 94</text:p>
          </table:table-cell>
          <table:table-cell table:style-name="ce32" office:value-type="float" office:value="4" calcext:value-type="float">
            <text:p>4</text:p>
          </table:table-cell>
          <table:table-cell table:style-name="ce38"/>
          <table:table-cell/>
          <table:table-cell table:number-columns-repeated="3" table:style-name="ce16" table:content-validation-name="val12" office:value-type="string" calcext:value-type="string">
            <text:p>No</text:p>
          </table:table-cell>
          <table:table-cell table:number-columns-repeated="16351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20</text:p>
          </table:table-cell>
          <table:table-cell table:style-name="ce38"/>
          <table:table-cell table:style-name="ce15" table:formula="of:=COM.MICROSOFT.TEXTJOIN(&quot;, &quot;;1;[.$A$5];[.$A$86];[.$A$89];[.$A$90];[.$A$91];[.$A$92];[.$A$93];[.$A$94];[.$A$96];[.$A$97];[.$A$98];[.$A$99])" office:value-type="string" office:string-value="1, 82, 85, 86, 87, 88, 89, 90, 92, 93, 94, 95" calcext:value-type="string">
            <text:p>1, 82, 85, 86, 87, 88, 89, 90, 92, 93, 94, 95</text:p>
          </table:table-cell>
          <table:table-cell table:style-name="ce103" office:value-type="string" calcext:value-type="string">
            <text:p>4</text:p>
          </table:table-cell>
          <table:table-cell table:style-name="ce38"/>
          <table:table-cell/>
          <table:table-cell table:number-columns-repeated="3" table:style-name="ce16" table:content-validation-name="val12" office:value-type="string" calcext:value-type="string">
            <text:p>No</text:p>
          </table:table-cell>
          <table:table-cell table:number-columns-repeated="16351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ULE_CART</text:p>
          </table:table-cell>
          <table:table-cell table:style-name="ce15" office:value-type="float" office:value="1808" calcext:value-type="float">
            <text:p>1808</text:p>
          </table:table-cell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MOORLAN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20</text:p>
          </table:table-cell>
          <table:table-cell table:style-name="ce38"/>
          <table:table-cell table:style-name="ce15" table:formula="of:=COM.MICROSOFT.TEXTJOIN(&quot;, &quot;;1;[.$A$5];[.$A$86];[.$A$89];[.$A$90];[.$A$91];[.$A$92];[.$A$93];[.$A$94];[.$A$96];[.$A$97];[.$A$98];[.$A$99];[.$A$100])" office:value-type="string" office:string-value="1, 82, 85, 86, 87, 88, 89, 90, 92, 93, 94, 95, 96" calcext:value-type="string">
            <text:p>1, 82, 85, 86, 87, 88, 89, 90, 92, 93, 94, 95, 96</text:p>
          </table:table-cell>
          <table:table-cell table:style-name="ce103" office:value-type="string" calcext:value-type="string">
            <text:p>4</text:p>
          </table:table-cell>
          <table:table-cell table:style-name="ce38"/>
          <table:table-cell/>
          <table:table-cell table:number-columns-repeated="3" table:style-name="ce16" table:content-validation-name="val12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2">
          <table:table-cell table:style-name="ce20"/>
          <table:table-cell table:style-name="ce32" table:number-columns-repeated="4"/>
          <table:table-cell table:style-name="ce16" table:content-validation-name="val2"/>
          <table:table-cell table:number-columns-repeated="4"/>
          <table:table-cell table:style-name="ce16"/>
          <table:table-cell table:number-columns-repeated="3"/>
          <table:table-cell table:style-name="ce16" table:content-validation-name="val6"/>
          <table:table-cell table:style-name="ce16" table:content-validation-name="val9"/>
          <table:table-cell/>
          <table:table-cell table:style-name="ce1"/>
          <table:table-cell table:number-columns-repeated="4"/>
          <table:table-cell table:style-name="ce15" table:number-columns-repeated="2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style-name="ce16" table:content-validation-name="val12" table:number-columns-repeated="3"/>
          <table:table-cell table:style-name="ce32" table:number-columns-repeated="4"/>
          <table:table-cell table:style-name="ce19" table:content-validation-name="val13"/>
          <table:table-cell table:style-name="ce32" table:number-columns-repeated="3"/>
          <table:table-cell table:number-columns-repeated="16343"/>
        </table:table-row>
        <table:table-row table:style-name="ro2">
          <table:table-cell/>
          <table:table-cell table:style-name="Default" table:number-columns-repeated="32"/>
          <table:table-cell table:number-columns-repeated="16351"/>
        </table:table-row>
        <table:table-row table:style-name="ro2">
          <table:table-cell table:number-columns-repeated="24"/>
          <table:table-cell table:style-name="ce36"/>
          <table:table-cell table:number-columns-repeated="16359"/>
        </table:table-row>
        <table:table-row table:style-name="ro2" table:number-rows-repeated="10484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9:36:02.2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0T15:58:30.326000000</dc:date>
    <meta:editing-duration>P37DT23H22M34S</meta:editing-duration>
    <meta:editing-cycles>3463</meta:editing-cycles>
    <meta:generator>LibreOffice/24.8.4.2$Windows_X86_64 LibreOffice_project/bb3cfa12c7b1bf994ecc5649a80400d06cd71002</meta:generator>
    <meta:document-statistic meta:table-count="1" meta:cell-count="1385" meta:object-count="0"/>
  </office:meta>
</office:document-meta>
</file>